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meta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Thumbnails/thumbnail.png" manifest:media-type="image/png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JP Black" svg:font-family="'Noto Sans CJK JP Black'" style:font-family-generic="swiss" style:font-pitch="variable"/>
    <style:font-face style:name="Noto Sans CJK JP Medium" svg:font-family="'Noto Sans CJK JP Medium'" style:font-family-generic="swiss" style:font-pitch="variable"/>
    <style:font-face style:name="Noto Sans CJK JP1" svg:font-family="'Noto Sans CJK JP'" style:font-family-generic="swiss" style:font-pitch="variable"/>
    <style:font-face style:name="Noto Sans CJK KR Black" svg:font-family="'Noto Sans CJK KR Black'" style:font-family-generic="swiss" style:font-pitch="variable"/>
    <style:font-face style:name="Noto Serif CJK JP" svg:font-family="'Noto Serif CJK JP'" style:font-family-generic="swiss" style:font-pitch="variable"/>
    <style:font-face style:name="Noto Serif CJK JP1" svg:font-family="'Noto Serif CJK JP'" style:font-family-generic="roman" style:font-pitch="variable"/>
    <style:font-face style:name="Noto Serif CJK JP2" svg:font-family="'Noto Serif CJK JP'" style:font-family-generic="system" style:font-pitch="variable"/>
  </office:font-face-decls>
  <office:automatic-styles>
    <style:style style:name="dp1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3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229cm"/>
      <style:paragraph-properties style:writing-mode="lr-tb"/>
    </style:style>
    <style:style style:name="gr3" style:family="graphic" style:parent-style-name="standard">
      <style:graphic-properties draw:stroke="none" svg:stroke-color="#000000" draw:fill="solid" draw:fill-color="#ffdbb6" draw:auto-grow-height="true" draw:auto-grow-width="false" fo:max-height="0cm" fo:min-height="1.229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solid" draw:fill-color="#f7d1d5" draw:auto-grow-height="true" draw:auto-grow-width="false" fo:max-height="0cm" fo:min-height="3.37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4.743cm"/>
      <style:paragraph-properties style:writing-mode="lr-tb"/>
    </style:style>
    <style:style style:name="gr7" style:family="graphic" style:parent-style-name="standard">
      <style:graphic-properties draw:stroke="none" svg:stroke-color="#000000" draw:fill="solid" draw:fill-color="#ffffff" draw:opacity="80%" draw:auto-grow-height="true" draw:auto-grow-width="false" fo:max-height="0cm" fo:min-height="9.45cm"/>
    </style:style>
    <style:style style:name="gr8" style:family="graphic" style:parent-style-name="standard">
      <style:graphic-properties draw:stroke="none" svg:stroke-color="#000000" draw:fill="solid" draw:fill-color="#ffffff" draw:opacity="80%" draw:auto-grow-height="true" draw:auto-grow-width="false" fo:max-height="0cm" fo:min-height="4.75cm"/>
    </style:style>
    <style:style style:name="gr9" style:family="graphic" style:parent-style-name="塗りつぶしなし線なしオブジェクト">
      <style:graphic-properties draw:textarea-horizontal-align="center" draw:textarea-vertical-align="middle" draw:ole-draw-aspect="1"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25cm"/>
      <style:paragraph-properties style:writing-mode="lr-tb"/>
    </style:style>
    <style:style style:name="gr11" style:family="graphic" style:parent-style-name="standard">
      <style:graphic-properties draw:stroke="solid" svg:stroke-width="0.053cm" svg:stroke-color="#8d1d75" draw:marker-start-width="0.279cm" draw:marker-end-width="0.279cm" draw:fill="none" draw:fill-color="#ffdbb6" draw:auto-grow-height="true" draw:auto-grow-width="false" fo:max-height="0cm" fo:min-height="6.729cm" fo:padding-top="0.151cm" fo:padding-bottom="0.151cm" fo:padding-left="0.276cm" fo:padding-right="0.276cm" draw:shadow="visible"/>
    </style:style>
    <style:style style:name="gr12" style:family="graphic" style:parent-style-name="standard">
      <style:graphic-properties draw:stroke="none" draw:fill-color="#d4ea6b" draw:textarea-horizontal-align="justify" draw:textarea-vertical-align="middle" draw:auto-grow-height="false" fo:min-height="4.38cm" fo:min-width="18.852cm"/>
    </style:style>
    <style:style style:name="gr13" style:family="graphic" style:parent-style-name="standard">
      <style:graphic-properties draw:stroke="solid" svg:stroke-width="0.212cm" svg:stroke-color="#999999" draw:marker-start-width="0.517cm" draw:marker-end-width="0.517cm" draw:fill-color="#ffffff" draw:textarea-horizontal-align="justify" draw:textarea-vertical-align="middle" draw:auto-grow-height="false" fo:min-height="3.54cm" fo:min-width="5.79cm" fo:padding-top="0.23cm" fo:padding-bottom="0.23cm" fo:padding-left="0.355cm" fo:padding-right="0.355cm"/>
    </style:style>
    <style:style style:name="gr14" style:family="graphic" style:parent-style-name="standard">
      <style:graphic-properties svg:stroke-color="#e8f2a1" draw:fill-color="#bbe33d" draw:textarea-horizontal-align="justify" draw:textarea-vertical-align="middle" draw:auto-grow-height="false" fo:min-height="0.812cm" fo:min-width="0.562cm"/>
      <style:paragraph-properties style:writing-mode="lr-tb"/>
    </style:style>
    <style:style style:name="gr15" style:family="graphic" style:parent-style-name="standard">
      <style:graphic-properties draw:stroke="none" svg:stroke-color="#e8f2a1" draw:fill-color="#b4c7dc" draw:textarea-horizontal-align="justify" draw:textarea-vertical-align="middle" draw:auto-grow-height="false" fo:min-height="0.812cm" fo:min-width="0.562cm"/>
      <style:paragraph-properties style:writing-mode="lr-tb"/>
    </style:style>
    <style:style style:name="gr16" style:family="graphic" style:parent-style-name="standard">
      <style:graphic-properties draw:stroke="dash" draw:stroke-dash="Long_20_Dot" svg:stroke-width="0.035cm" svg:stroke-color="#808080" draw:marker-start-width="0.252cm" draw:marker-end-width="0.252cm" svg:stroke-linecap="butt" draw:fill="none" draw:fill-color="#cccccc" draw:textarea-horizontal-align="justify" draw:textarea-vertical-align="middle" draw:auto-grow-height="false" fo:min-height="0.778cm" fo:min-width="0.528cm" fo:padding-top="0.142cm" fo:padding-bottom="0.142cm" fo:padding-left="0.267cm" fo:padding-right="0.267cm"/>
      <style:paragraph-properties style:writing-mode="lr-tb"/>
    </style:style>
    <style:style style:name="gr17" style:family="graphic" style:parent-style-name="standard">
      <style:graphic-properties draw:stroke="none" draw:opacity="40%" draw:textarea-horizontal-align="justify" draw:textarea-vertical-align="top" draw:auto-grow-height="false" fo:min-height="2.566cm" fo:min-width="4.778cm" fo:wrap-option="wrap"/>
      <style:paragraph-properties style:writing-mode="lr-tb"/>
    </style:style>
    <style:style style:name="gr18" style:family="graphic" style:parent-style-name="standard">
      <style:graphic-properties draw:stroke="none" draw:fill-color="#ffd8ce" draw:textarea-horizontal-align="justify" draw:textarea-vertical-align="middle" draw:auto-grow-height="false" fo:min-height="5.77cm" fo:min-width="8.204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457cm"/>
      <style:paragraph-properties style:writing-mode="lr-tb"/>
    </style:style>
    <style:style style:name="pr1" style:family="presentation" style:parent-style-name="標準-title">
      <style:graphic-properties fo:min-height="2.994cm"/>
      <style:paragraph-properties style:writing-mode="lr-tb"/>
    </style:style>
    <style:style style:name="pr2" style:family="presentation" style:parent-style-name="標準-notes">
      <style:graphic-properties draw:fill-color="#ffffff" fo:min-height="13.364cm"/>
      <style:paragraph-properties style:writing-mode="lr-tb"/>
    </style:style>
    <style:style style:name="pr3" style:family="presentation" style:parent-style-name="標準-title">
      <style:graphic-properties fo:min-height="2.5cm"/>
      <style:paragraph-properties style:writing-mode="lr-tb"/>
    </style:style>
    <style:style style:name="pr4" style:family="presentation" style:parent-style-name="標準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  <style:text-properties style:font-name="Noto Sans CJK JP Black" style:font-name-asian="Noto Sans CJK JP Black"/>
    </style:style>
    <style:style style:name="P3" style:family="paragraph">
      <loext:graphic-properties draw:fill="none" draw:fill-color="#ffffff"/>
      <style:paragraph-properties style:writing-mode="lr-tb"/>
      <style:text-properties style:font-name="Noto Sans CJK JP Medium" style:font-name-asian="Noto Sans CJK JP Medium"/>
    </style:style>
    <style:style style:name="P4" style:family="paragraph">
      <loext:graphic-properties draw:fill="solid" draw:fill-color="#ffdbb6"/>
      <style:paragraph-properties style:writing-mode="lr-tb"/>
      <style:text-properties style:font-name="Noto Sans CJK JP Medium" style:font-name-asian="Noto Sans CJK JP Medium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solid" draw:fill-color="#f7d1d5"/>
      <style:paragraph-properties style:writing-mode="lr-tb"/>
      <style:text-properties style:font-name="Noto Sans CJK JP Black" style:font-name-asian="Noto Sans CJK JP Black"/>
    </style:style>
    <style:style style:name="P7" style:family="paragraph">
      <style:paragraph-properties fo:line-height="150%"/>
    </style:style>
    <style:style style:name="P8" style:family="paragraph">
      <loext:graphic-properties draw:fill="none" draw:fill-color="#ffffff"/>
      <style:paragraph-properties fo:line-height="150%" style:writing-mode="lr-tb"/>
      <style:text-properties style:font-name="Noto Sans CJK KR Black" style:font-name-asian="Noto Sans CJK KR Black"/>
    </style:style>
    <style:style style:name="P9" style:family="paragraph">
      <loext:graphic-properties draw:fill="solid" draw:fill-color="#ffffff" draw:opacity="80%"/>
      <style:paragraph-properties style:writing-mode="lr-tb"/>
      <style:text-properties style:font-name="Noto Sans CJK JP Medium" style:font-name-asian="Noto Sans CJK JP Medium"/>
    </style:style>
    <style:style style:name="P10" style:family="paragraph">
      <style:text-properties fo:color="#2a6099" loext:opacity="100%"/>
    </style:style>
    <style:style style:name="P11" style:family="paragraph">
      <loext:graphic-properties draw:fill="none" draw:fill-color="#ffffff"/>
      <style:paragraph-properties style:writing-mode="lr-tb"/>
      <style:text-properties fo:color="#2a6099" loext:opacity="100%" style:font-name="Noto Sans CJK JP Black" style:font-name-asian="Noto Sans CJK JP Black"/>
    </style:style>
    <style:style style:name="P12" style:family="paragraph">
      <style:paragraph-properties fo:text-align="center"/>
    </style:style>
    <style:style style:name="P13" style:family="paragraph">
      <loext:graphic-properties draw:fill-color="#ffffff"/>
      <style:paragraph-properties style:writing-mode="lr-tb"/>
      <style:text-properties style:font-size-asian="20pt"/>
    </style:style>
    <style:style style:name="P14" style:family="paragraph">
      <style:text-properties fo:color="#3465a4" loext:opacity="100%"/>
    </style:style>
    <style:style style:name="P15" style:family="paragraph">
      <loext:graphic-properties draw:fill="none" draw:fill-color="#ffffff"/>
      <style:paragraph-properties style:writing-mode="lr-tb"/>
      <style:text-properties fo:color="#3465a4" loext:opacity="100%" style:font-name="Noto Sans CJK JP Medium" style:font-name-asian="Noto Sans CJK JP Medium"/>
    </style:style>
    <style:style style:name="P16" style:family="paragraph">
      <loext:graphic-properties draw:fill="none" draw:fill-color="#ffdbb6"/>
      <style:paragraph-properties style:writing-mode="lr-tb"/>
      <style:text-properties style:font-name="Noto Sans CJK JP Medium" style:font-name-asian="Noto Sans CJK JP Medium"/>
    </style:style>
    <style:style style:name="P17" style:family="paragraph">
      <loext:graphic-properties draw:fill-color="#d4ea6b"/>
      <style:paragraph-properties fo:text-align="center"/>
    </style:style>
    <style:style style:name="P18" style:family="paragraph">
      <loext:graphic-properties draw:fill-color="#ffffff"/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style:paragraph-properties fo:text-align="center"/>
      <style:text-properties style:font-name="Noto Sans CJK JP Black" fo:font-weight="bold" style:font-name-asian="Noto Sans CJK JP Black" style:font-weight-asian="bold" style:font-weight-complex="bold"/>
    </style:style>
    <style:style style:name="P21" style:family="paragraph">
      <loext:graphic-properties draw:fill-color="#bbe33d"/>
      <style:paragraph-properties fo:text-align="center"/>
      <style:text-properties style:font-name="Noto Sans CJK JP Black" fo:font-weight="bold" style:font-name-asian="Noto Sans CJK JP Black" style:font-weight-asian="bold" style:font-weight-complex="bold"/>
    </style:style>
    <style:style style:name="P22" style:family="paragraph">
      <loext:graphic-properties draw:fill-color="#b4c7dc"/>
      <style:paragraph-properties fo:text-align="center"/>
      <style:text-properties style:font-name="Noto Sans CJK JP Black" fo:font-weight="bold" style:font-name-asian="Noto Sans CJK JP Black" style:font-weight-asian="bold" style:font-weight-complex="bold"/>
    </style:style>
    <style:style style:name="P23" style:family="paragraph">
      <style:paragraph-properties fo:text-align="center"/>
      <style:text-properties fo:color="#dddddd" loext:opacity="100%" style:font-name="Noto Sans CJK JP Black" fo:font-weight="bold" style:font-name-asian="Noto Sans CJK JP Black" style:font-weight-asian="bold" style:font-weight-complex="bold"/>
    </style:style>
    <style:style style:name="P24" style:family="paragraph">
      <loext:graphic-properties draw:fill="none" draw:fill-color="#cccccc"/>
      <style:paragraph-properties fo:text-align="center"/>
      <style:text-properties fo:color="#dddddd" loext:opacity="100%" style:font-name="Noto Sans CJK JP Black" fo:font-weight="bold" style:font-name-asian="Noto Sans CJK JP Black" style:font-weight-asian="bold" style:font-weight-complex="bold"/>
    </style:style>
    <style:style style:name="P25" style:family="paragraph">
      <style:paragraph-properties fo:text-align="start"/>
      <style:text-properties fo:color="#355269" loext:opacity="100%" style:font-name="Noto Sans CJK JP Black" style:font-name-asian="Noto Sans CJK JP Black"/>
    </style:style>
    <style:style style:name="P26" style:family="paragraph">
      <loext:graphic-properties draw:opacity="40%"/>
      <style:paragraph-properties fo:text-align="start"/>
      <style:text-properties fo:color="#355269" loext:opacity="100%" style:font-name="Noto Sans CJK JP Black" style:font-name-asian="Noto Sans CJK JP Black"/>
    </style:style>
    <style:style style:name="P27" style:family="paragraph">
      <loext:graphic-properties draw:fill-color="#ffd8ce"/>
      <style:paragraph-properties fo:text-align="center"/>
    </style:style>
    <style:style style:name="P28" style:family="paragraph">
      <style:text-properties fo:color="#c9211e" loext:opacity="100%" style:font-name="Noto Sans CJK JP Black" fo:font-weight="bold" style:font-name-asian="Noto Sans CJK JP Black" style:font-weight-asian="bold" style:font-weight-complex="bold"/>
    </style:style>
    <style:style style:name="P29" style:family="paragraph">
      <loext:graphic-properties draw:fill="none" draw:fill-color="#ffffff"/>
      <style:paragraph-properties style:writing-mode="lr-tb"/>
      <style:text-properties fo:color="#c9211e" loext:opacity="100%" style:font-name="Noto Sans CJK JP Black" fo:font-weight="bold" style:font-name-asian="Noto Sans CJK JP Black" style:font-weight-asian="bold" style:font-weight-complex="bold"/>
    </style:style>
    <style:style style:name="P30" style:family="paragraph">
      <style:text-properties fo:color="#355269" loext:opacity="100%"/>
    </style:style>
    <style:style style:name="P31" style:family="paragraph">
      <loext:graphic-properties draw:fill="none" draw:fill-color="#ffffff"/>
      <style:paragraph-properties style:writing-mode="lr-tb"/>
      <style:text-properties fo:color="#355269" loext:opacity="100%" style:font-name="Noto Sans CJK JP Black" style:font-name-asian="Noto Sans CJK JP Black"/>
    </style:style>
    <style:style style:name="P32" style:family="paragraph">
      <loext:graphic-properties draw:fill="none" draw:fill-color="#ffffff"/>
      <style:paragraph-properties style:writing-mode="lr-tb"/>
      <style:text-properties fo:color="#2a6099" loext:opacity="100%" style:font-name="Noto Sans CJK JP Medium" style:font-name-asian="Noto Sans CJK JP Medium"/>
    </style:style>
    <style:style style:name="T1" style:family="text">
      <style:text-properties style:font-name="Noto Sans CJK JP Black" fo:font-size="32pt" style:font-name-asian="Noto Sans CJK JP Black" style:font-size-asian="32pt" style:font-size-complex="32pt"/>
    </style:style>
    <style:style style:name="T2" style:family="text">
      <style:text-properties style:font-name="Noto Sans CJK JP Medium" fo:font-size="24pt" style:font-name-asian="Noto Sans CJK JP Medium" style:font-size-asian="24pt" style:font-size-complex="24pt"/>
    </style:style>
    <style:style style:name="T3" style:family="text">
      <style:text-properties style:font-name="Noto Sans CJK JP Black" fo:font-size="42pt" style:font-name-asian="Noto Sans CJK JP Black" style:font-size-asian="42pt" style:font-size-complex="42pt"/>
    </style:style>
    <style:style style:name="T4" style:family="text">
      <style:text-properties fo:color="#c9211e" loext:opacity="100%" style:font-name="Noto Sans CJK JP Black" fo:font-size="66pt" style:font-name-asian="Noto Sans CJK JP Black" style:font-size-asian="66pt" style:font-size-complex="66pt"/>
    </style:style>
    <style:style style:name="T5" style:family="text">
      <style:text-properties style:font-name="Noto Sans CJK KR Black" fo:font-size="32pt" style:font-name-asian="Noto Sans CJK KR Black" style:font-size-asian="32pt" style:font-size-complex="32pt"/>
    </style:style>
    <style:style style:name="T6" style:family="text">
      <style:text-properties fo:color="#2a6099" loext:opacity="100%" style:font-name="Noto Sans CJK JP Black" fo:font-size="32pt" style:font-name-asian="Noto Sans CJK JP Black" style:font-size-asian="32pt" style:font-size-complex="32pt"/>
    </style:style>
    <style:style style:name="T7" style:family="text">
      <style:text-properties fo:color="#3465a4" loext:opacity="100%" style:font-name="Noto Sans CJK JP Medium" fo:font-size="21pt" style:font-name-asian="Noto Sans CJK JP Medium" style:font-size-asian="21pt" style:font-size-complex="21pt"/>
    </style:style>
    <style:style style:name="T8" style:family="text">
      <style:text-properties fo:color="#3465a4" loext:opacity="100%" style:font-name="Noto Sans CJK JP Medium" fo:font-size="21pt" fo:font-style="italic" style:font-name-asian="Noto Sans CJK JP Medium" style:font-size-asian="21pt" style:font-style-asian="italic" style:font-size-complex="21pt" style:font-style-complex="italic"/>
    </style:style>
    <style:style style:name="T9" style:family="text">
      <style:text-properties fo:font-size="40pt" style:font-size-asian="28pt" style:font-size-complex="28pt"/>
    </style:style>
    <style:style style:name="T10" style:family="text">
      <style:text-properties style:font-name="Noto Sans CJK JP Black" fo:font-weight="bold" style:font-name-asian="Noto Sans CJK JP Black" style:font-weight-asian="bold" style:font-weight-complex="bold"/>
    </style:style>
    <style:style style:name="T11" style:family="text">
      <style:text-properties fo:color="#dddddd" loext:opacity="100%" style:font-name="Noto Sans CJK JP Black" fo:font-weight="bold" style:font-name-asian="Noto Sans CJK JP Black" style:font-weight-asian="bold" style:font-weight-complex="bold"/>
    </style:style>
    <style:style style:name="T12" style:family="text">
      <style:text-properties fo:color="#355269" loext:opacity="100%" style:font-name="Noto Sans CJK JP Black" style:font-name-asian="Noto Sans CJK JP Black"/>
    </style:style>
    <style:style style:name="T13" style:family="text">
      <style:text-properties fo:color="#c9211e" loext:opacity="100%" style:font-name="Noto Sans CJK JP Black" fo:font-size="24pt" fo:font-weight="bold" style:font-name-asian="Noto Sans CJK JP Black" style:font-size-asian="24pt" style:font-weight-asian="bold" style:font-size-complex="24pt" style:font-weight-complex="bold"/>
    </style:style>
    <style:style style:name="T14" style:family="text">
      <style:text-properties fo:color="#355269" loext:opacity="100%" style:font-name="Noto Sans CJK JP Black" fo:font-size="32pt" style:font-name-asian="Noto Sans CJK JP Black" style:font-size-asian="32pt" style:font-size-complex="32pt"/>
    </style:style>
    <style:style style:name="T15" style:family="text">
      <style:text-properties fo:color="#2a6099" loext:opacity="100%" style:font-name="Noto Sans CJK JP Medium" fo:font-size="24pt" style:font-name-asian="Noto Sans CJK JP Medium" style:font-size-asian="24pt" style:font-size-complex="24pt"/>
    </style:style>
    <style:style style:name="T16" style:family="text">
      <style:text-properties fo:color="#2a6099" loext:opacity="100%" style:font-name="Noto Sans CJK JP Medium" fo:font-size="24pt" fo:font-style="italic" style:font-name-asian="Noto Sans CJK JP Medium" style:font-size-asian="24pt" style:font-style-asian="italic" style:font-size-complex="24pt" style:font-style-complex="italic"/>
    </style:style>
    <style:style style:name="T17" style:family="text">
      <style:text-properties fo:color="#2a6099" loext:opacity="100%" style:font-name="Noto Sans CJK JP Medium" fo:font-size="24pt" fo:font-style="normal" style:font-name-asian="Noto Sans CJK JP Medium" style:font-size-asian="24pt" style:font-style-asian="normal" style:font-size-complex="24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1">
        <draw:frame presentation:style-name="pr1" draw:text-style-name="P1" draw:layer="layout" svg:width="26.5cm" svg:height="2.994cm" svg:x="0.5cm" svg:y="0.253cm" presentation:class="title" presentation:user-transformed="true">
          <draw:text-box>
            <text:p>template</text:p>
          </draw:text-box>
        </draw:frame>
        <draw:frame draw:style-name="gr1" draw:text-style-name="P2" draw:layer="layout" svg:width="26.5cm" svg:height="1.889cm" svg:x="0.5cm" svg:y="4cm">
          <draw:text-box>
            <text:p><text:span text:style-name="T1">見出し</text:span></text:p>
          </draw:text-box>
        </draw:frame>
        <draw:frame draw:style-name="gr2" draw:text-style-name="P3" draw:layer="layout" svg:width="26.5cm" svg:height="1.479cm" svg:x="0.5cm" svg:y="5.92cm">
          <draw:text-box>
            <text:p><text:span text:style-name="T2">本文</text:span></text:p>
          </draw:text-box>
        </draw:frame>
        <draw:frame draw:style-name="gr3" draw:text-style-name="P4" draw:layer="layout" svg:width="26.5cm" svg:height="1.479cm" svg:x="0.5cm" svg:y="8.521cm">
          <draw:text-box>
            <text:p/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標準" presentation:presentation-page-layout-name="AL2T19">
        <draw:frame draw:style-name="gr5" draw:text-style-name="P6" draw:layer="layout" svg:width="30cm" svg:height="3.621cm" svg:x="-0.5cm" svg:y="1.301cm">
          <draw:text-box>
            <text:p><text:span text:style-name="T3">　　</text:span><text:span text:style-name="T4">第２章　確率</text:span></text:p>
          </draw:text-box>
        </draw:frame>
        <draw:frame draw:style-name="gr6" draw:text-style-name="P8" draw:layer="layout" svg:width="26.5cm" svg:height="14.993cm" svg:x="0.9cm" svg:y="4.621cm">
          <draw:text-box>
            <text:p text:style-name="P7"><text:span text:style-name="T5">６　事象と確率</text:span></text:p>
            <text:p text:style-name="P7"><text:span text:style-name="T5">７　確率の基本性質</text:span></text:p>
            <text:p text:style-name="P7"><text:span text:style-name="T5">８　独立な試行の確率</text:span></text:p>
            <text:p text:style-name="P7"><text:span text:style-name="T5">９　反復試行の確率</text:span></text:p>
            <text:p text:style-name="P7"><text:span text:style-name="T5">10</text:span><text:span text:style-name="T5">　条件付き確率</text:span></text:p>
            <text:p text:style-name="P7"><text:span text:style-name="T5">11</text:span><text:span text:style-name="T5">　期待値</text:span></text:p>
          </draw:text-box>
        </draw:frame>
        <draw:frame draw:style-name="gr7" draw:text-style-name="P9" draw:layer="layout" svg:width="26.5cm" svg:height="9.7cm" svg:x="0.5cm" svg:y="5.8cm">
          <draw:text-box>
            <text:p/>
          </draw:text-box>
        </draw:frame>
        <draw:frame draw:style-name="gr8" draw:text-style-name="P9" draw:layer="layout" svg:width="26.5cm" svg:height="5cm" svg:x="0.5cm" svg:y="18cm">
          <draw:text-box>
            <text:p/>
          </draw:text-box>
        </draw:frame>
        <presentation:notes draw:style-name="dp3">
          <draw:page-thumbnail draw:style-name="gr4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標準" presentation:presentation-page-layout-name="AL2T19">
        <draw:frame presentation:style-name="pr3" draw:layer="layout" svg:width="26.5cm" svg:height="2.5cm" svg:x="0.5cm" svg:y="0.5cm" presentation:class="title" presentation:user-transformed="true">
          <draw:text-box>
            <text:p>確率の乗法定理</text:p>
          </draw:text-box>
        </draw:frame>
        <draw:frame draw:style-name="gr1" draw:text-style-name="P11" draw:layer="layout" svg:width="26.5cm" svg:height="1.889cm" svg:x="1.2cm" svg:y="4.001cm">
          <draw:text-box>
            <text:p text:style-name="P10"><text:span text:style-name="T6">条件付き確率の復習</text:span></text:p>
          </draw:text-box>
        </draw:frame>
        <draw:frame draw:style-name="gr9" draw:text-style-name="P12" draw:layer="layout" svg:width="6.32cm" svg:height="2.087cm" svg:x="9cm" svg:y="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3" draw:layer="layout" svg:width="26.5cm" svg:height="1.479cm" svg:x="0.5cm" svg:y="5.921cm">
          <draw:text-box>
            <text:p><text:span text:style-name="T2">事象</text:span><text:span text:style-name="T2">A </text:span><text:span text:style-name="T2">が起こったときに事象</text:span><text:span text:style-name="T2">B </text:span><text:span text:style-name="T2">が起こる条件付き確率：</text:span></text:p>
          </draw:text-box>
        </draw:frame>
        <presentation:notes draw:style-name="dp3">
          <draw:page-thumbnail draw:style-name="gr4" draw:layer="layout" svg:width="19.798cm" svg:height="11.136cm" svg:x="0.6cm" svg:y="2.257cm" draw:page-number="3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標準" presentation:presentation-page-layout-name="AL2T19">
        <draw:frame presentation:style-name="pr3" draw:layer="layout" svg:width="26.5cm" svg:height="2.5cm" svg:x="0.5cm" svg:y="0.5cm" presentation:class="title" presentation:user-transformed="true">
          <draw:text-box>
            <text:p>確率の乗法定理</text:p>
          </draw:text-box>
        </draw:frame>
        <draw:frame draw:style-name="gr1" draw:text-style-name="P11" draw:layer="layout" svg:width="26.5cm" svg:height="1.889cm" svg:x="1.2cm" svg:y="4.001cm">
          <draw:text-box>
            <text:p text:style-name="P10"><text:span text:style-name="T6">条件付き確率の復習</text:span></text:p>
          </draw:text-box>
        </draw:frame>
        <draw:frame draw:style-name="gr9" draw:text-style-name="P12" draw:layer="layout" svg:width="6.32cm" svg:height="2.087cm" svg:x="9cm" svg:y="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2" draw:text-style-name="P3" draw:layer="layout" svg:width="26.5cm" svg:height="1.479cm" svg:x="0.5cm" svg:y="5.921cm">
          <draw:text-box>
            <text:p><text:span text:style-name="T2">事象</text:span><text:span text:style-name="T2">A </text:span><text:span text:style-name="T2">が起こったときに事象</text:span><text:span text:style-name="T2">B </text:span><text:span text:style-name="T2">が起こる条件付き確率：</text:span></text:p>
          </draw:text-box>
        </draw:frame>
        <draw:frame draw:style-name="gr1" draw:text-style-name="P2" draw:layer="layout" svg:width="26.5cm" svg:height="1.889cm" svg:x="1.3cm" svg:y="12.3cm">
          <draw:text-box>
            <text:p><text:span text:style-name="T1">確率の乗法定理</text:span></text:p>
          </draw:text-box>
        </draw:frame>
        <draw:frame draw:style-name="gr9" draw:text-style-name="P12" draw:layer="layout" svg:width="8.389cm" svg:height="1.035cm" svg:x="9cm" svg:y="17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0" draw:text-style-name="P15" draw:layer="layout" svg:width="23cm" svg:height="3.5cm" svg:x="3cm" svg:y="14.6cm">
          <draw:text-box>
            <text:p text:style-name="P14"><text:span text:style-name="T7">上式の両辺</text:span><text:span text:style-name="T7">×</text:span><text:span text:style-name="T8">P(A)</text:span></text:p>
            <text:p text:style-name="P14"><text:span text:style-name="T8"/></text:p>
            <text:p text:style-name="P14"><text:span text:style-name="T8">　　→</text:span></text:p>
          </draw:text-box>
        </draw:frame>
        <draw:frame draw:style-name="gr11" draw:text-style-name="P16" draw:layer="layout" svg:width="26.5cm" svg:height="6.979cm" svg:x="0.5cm" svg:y="11.921cm">
          <draw:text-box>
            <text:p/>
          </draw:text-box>
        </draw:frame>
        <presentation:notes draw:style-name="dp3">
          <draw:page-thumbnail draw:style-name="gr4" draw:layer="layout" svg:width="19.798cm" svg:height="11.136cm" svg:x="0.6cm" svg:y="2.257cm" draw:page-number="4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標準" presentation:presentation-page-layout-name="AL2T19">
        <draw:custom-shape draw:style-name="gr12" draw:text-style-name="P17" draw:layer="layout" svg:width="20.9cm" svg:height="5cm" svg:x="0.5cm" svg:y="3.5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presentation:style-name="pr3" draw:layer="layout" svg:width="26.5cm" svg:height="2.5cm" svg:x="0.5cm" svg:y="0.499cm" presentation:class="title" presentation:user-transformed="true">
          <draw:text-box>
            <text:p>例題<text:span text:style-name="T9">20</text:span></text:p>
          </draw:text-box>
        </draw:frame>
        <draw:frame draw:style-name="gr2" draw:text-style-name="P3" draw:layer="layout" svg:width="26.5cm" svg:height="3.935cm" svg:x="1.1cm" svg:y="3.921cm">
          <draw:text-box>
            <text:p><text:span text:style-name="T2">5</text:span><text:span text:style-name="T2">本中</text:span><text:span text:style-name="T2">3</text:span><text:span text:style-name="T2">本が当たりくじ。</text:span></text:p>
            <text:p><text:span text:style-name="T2">引いたくじは戻さずに</text:span><text:span text:style-name="T2">2</text:span><text:span text:style-name="T2">回連続でくじを引くとき、</text:span></text:p>
            <text:p><text:span text:style-name="T2">2</text:span><text:span text:style-name="T2">回とも当たる確率は？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標準" presentation:presentation-page-layout-name="AL2T19">
        <draw:custom-shape draw:style-name="gr12" draw:text-style-name="P17" draw:layer="layout" svg:width="20.9cm" svg:height="5cm" svg:x="0.5cm" svg:y="3.5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presentation:style-name="pr3" draw:layer="layout" svg:width="26.5cm" svg:height="2.5cm" svg:x="0.5cm" svg:y="0.499cm" presentation:class="title" presentation:user-transformed="true">
          <draw:text-box>
            <text:p>例題<text:span text:style-name="T9">20</text:span></text:p>
          </draw:text-box>
        </draw:frame>
        <draw:frame draw:style-name="gr2" draw:text-style-name="P3" draw:layer="layout" svg:width="26.5cm" svg:height="3.935cm" svg:x="1.1cm" svg:y="3.921cm">
          <draw:text-box>
            <text:p><text:span text:style-name="T2">5</text:span><text:span text:style-name="T2">本中</text:span><text:span text:style-name="T2">3</text:span><text:span text:style-name="T2">本が当たりくじ。</text:span></text:p>
            <text:p><text:span text:style-name="T2">引いたくじは戻さずに</text:span><text:span text:style-name="T2">2</text:span><text:span text:style-name="T2">回連続でくじを引くとき、</text:span></text:p>
            <text:p><text:span text:style-name="T2">2</text:span><text:span text:style-name="T2">回とも当たる確率は？</text:span></text:p>
          </draw:text-box>
        </draw:frame>
        <draw:custom-shape draw:style-name="gr13" draw:text-style-name="P19" draw:layer="layout" svg:width="6.5cm" svg:height="4cm" svg:x="2.5cm" svg:y="10.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1.5cm" svg:height="1.5cm" svg:x="2.7cm" svg:y="11.1cm">
          <text:p text:style-name="P20"><text:span text:style-name="T10">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1.5cm" svg:height="1.5cm" svg:x="4.2cm" svg:y="12.6cm">
          <text:p text:style-name="P20"><text:span text:style-name="T10">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1.5cm" svg:height="1.5cm" svg:x="7cm" svg:y="11.1cm">
          <text:p text:style-name="P20"><text:span text:style-name="T10">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2" draw:layer="layout" svg:width="1.5cm" svg:height="1.5cm" svg:x="6.5cm" svg:y="12.6cm">
          <text:p text:style-name="P20"><text:span text:style-name="T10">は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2" draw:layer="layout" svg:width="1.5cm" svg:height="1.5cm" svg:x="5cm" svg:y="11.1cm">
          <text:p text:style-name="P20"><text:span text:style-name="T10">は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9" draw:layer="layout" svg:width="6.5cm" svg:height="4cm" svg:x="11cm" svg:y="10.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1.5cm" svg:height="1.5cm" svg:x="11.2cm" svg:y="11.1cm">
          <text:p text:style-name="P20"><text:span text:style-name="T10">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1.5cm" svg:height="1.5cm" svg:x="12.7cm" svg:y="12.6cm">
          <text:p text:style-name="P20"><text:span text:style-name="T10">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4" draw:layer="layout" svg:width="1.5cm" svg:height="1.5cm" svg:x="15.5cm" svg:y="11.1cm">
          <text:p text:style-name="P23"><text:span text:style-name="T11">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2" draw:layer="layout" svg:width="1.5cm" svg:height="1.5cm" svg:x="15cm" svg:y="12.6cm">
          <text:p text:style-name="P20"><text:span text:style-name="T10">は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2" draw:layer="layout" svg:width="1.5cm" svg:height="1.5cm" svg:x="13.5cm" svg:y="11.1cm">
          <text:p text:style-name="P20"><text:span text:style-name="T10">は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4.5cm" svg:height="1.479cm" svg:x="2.5cm" svg:y="8.821cm">
          <draw:text-box>
            <text:p><text:span text:style-name="T2">１回目</text:span></text:p>
          </draw:text-box>
        </draw:frame>
        <draw:frame draw:style-name="gr2" draw:text-style-name="P3" draw:layer="layout" svg:width="4.5cm" svg:height="1.479cm" svg:x="11.1cm" svg:y="8.821cm">
          <draw:text-box>
            <text:p><text:span text:style-name="T2">２回目</text:span></text:p>
          </draw:text-box>
        </draw:frame>
        <presentation:notes draw:style-name="dp3">
          <draw:page-thumbnail draw:style-name="gr4" draw:layer="layout" svg:width="19.798cm" svg:height="11.136cm" svg:x="0.6cm" svg:y="2.257cm" draw:page-number="6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標準" presentation:presentation-page-layout-name="AL2T19">
        <draw:custom-shape draw:style-name="gr12" draw:text-style-name="P17" draw:layer="layout" svg:width="20.9cm" svg:height="5cm" svg:x="0.5cm" svg:y="3.5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presentation:style-name="pr3" draw:layer="layout" svg:width="26.5cm" svg:height="2.5cm" svg:x="0.5cm" svg:y="0.499cm" presentation:class="title" presentation:user-transformed="true">
          <draw:text-box>
            <text:p>例題<text:span text:style-name="T9">20</text:span></text:p>
          </draw:text-box>
        </draw:frame>
        <draw:frame draw:style-name="gr2" draw:text-style-name="P3" draw:layer="layout" svg:width="26.5cm" svg:height="3.935cm" svg:x="1.1cm" svg:y="3.921cm">
          <draw:text-box>
            <text:p><text:span text:style-name="T2">5</text:span><text:span text:style-name="T2">本中</text:span><text:span text:style-name="T2">3</text:span><text:span text:style-name="T2">本が当たりくじ。</text:span></text:p>
            <text:p><text:span text:style-name="T2">引いたくじは戻さずに</text:span><text:span text:style-name="T2">2</text:span><text:span text:style-name="T2">回連続でくじを引くとき、</text:span></text:p>
            <text:p><text:span text:style-name="T2">2</text:span><text:span text:style-name="T2">回とも当たる確率は？</text:span></text:p>
          </draw:text-box>
        </draw:frame>
        <draw:custom-shape draw:style-name="gr13" draw:text-style-name="P19" draw:layer="layout" svg:width="6.5cm" svg:height="4cm" svg:x="2.5cm" svg:y="10.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1.5cm" svg:height="1.5cm" svg:x="2.7cm" svg:y="11.1cm">
          <text:p text:style-name="P20"><text:span text:style-name="T10">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1.5cm" svg:height="1.5cm" svg:x="4.2cm" svg:y="12.6cm">
          <text:p text:style-name="P20"><text:span text:style-name="T10">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1.5cm" svg:height="1.5cm" svg:x="7cm" svg:y="11.1cm">
          <text:p text:style-name="P20"><text:span text:style-name="T10">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2" draw:layer="layout" svg:width="1.5cm" svg:height="1.5cm" svg:x="6.5cm" svg:y="12.6cm">
          <text:p text:style-name="P20"><text:span text:style-name="T10">は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2" draw:layer="layout" svg:width="1.5cm" svg:height="1.5cm" svg:x="5cm" svg:y="11.1cm">
          <text:p text:style-name="P20"><text:span text:style-name="T10">は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9" draw:layer="layout" svg:width="6.5cm" svg:height="4cm" svg:x="11cm" svg:y="10.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1.5cm" svg:height="1.5cm" svg:x="11.2cm" svg:y="11.1cm">
          <text:p text:style-name="P20"><text:span text:style-name="T10">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1.5cm" svg:height="1.5cm" svg:x="12.7cm" svg:y="12.6cm">
          <text:p text:style-name="P20"><text:span text:style-name="T10">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4" draw:layer="layout" svg:width="1.5cm" svg:height="1.5cm" svg:x="15.5cm" svg:y="11.1cm">
          <text:p text:style-name="P23"><text:span text:style-name="T11">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2" draw:layer="layout" svg:width="1.5cm" svg:height="1.5cm" svg:x="15cm" svg:y="12.6cm">
          <text:p text:style-name="P20"><text:span text:style-name="T10">は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2" draw:layer="layout" svg:width="1.5cm" svg:height="1.5cm" svg:x="13.5cm" svg:y="11.1cm">
          <text:p text:style-name="P20"><text:span text:style-name="T10">は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4.5cm" svg:height="1.479cm" svg:x="2.5cm" svg:y="8.821cm">
          <draw:text-box>
            <text:p><text:span text:style-name="T2">１回目</text:span></text:p>
          </draw:text-box>
        </draw:frame>
        <draw:frame draw:style-name="gr2" draw:text-style-name="P3" draw:layer="layout" svg:width="4.5cm" svg:height="1.479cm" svg:x="11.1cm" svg:y="8.821cm">
          <draw:text-box>
            <text:p><text:span text:style-name="T2">２回目</text:span></text:p>
          </draw:text-box>
        </draw:frame>
        <draw:frame draw:style-name="gr2" draw:text-style-name="P3" draw:layer="layout" svg:width="6cm" svg:height="1.479cm" svg:x="2cm" svg:y="15.021cm">
          <draw:text-box>
            <text:p><text:span text:style-name="T2">あたりの確率</text:span></text:p>
          </draw:text-box>
        </draw:frame>
        <draw:frame draw:style-name="gr9" draw:text-style-name="P12" draw:layer="layout" svg:width="3.418cm" svg:height="1.629cm" svg:x="3.582cm" svg:y="16.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3">
          <draw:page-thumbnail draw:style-name="gr4" draw:layer="layout" svg:width="19.798cm" svg:height="11.136cm" svg:x="0.6cm" svg:y="2.257cm" draw:page-number="7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標準" presentation:presentation-page-layout-name="AL2T19">
        <draw:custom-shape draw:style-name="gr12" draw:text-style-name="P17" draw:layer="layout" svg:width="20.9cm" svg:height="5cm" svg:x="0.5cm" svg:y="3.5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presentation:style-name="pr3" draw:layer="layout" svg:width="26.5cm" svg:height="2.5cm" svg:x="0.5cm" svg:y="0.499cm" presentation:class="title" presentation:user-transformed="true">
          <draw:text-box>
            <text:p>例題<text:span text:style-name="T9">20</text:span></text:p>
          </draw:text-box>
        </draw:frame>
        <draw:frame draw:style-name="gr2" draw:text-style-name="P3" draw:layer="layout" svg:width="26.5cm" svg:height="3.935cm" svg:x="1.1cm" svg:y="3.921cm">
          <draw:text-box>
            <text:p><text:span text:style-name="T2">5</text:span><text:span text:style-name="T2">本中</text:span><text:span text:style-name="T2">3</text:span><text:span text:style-name="T2">本が当たりくじ。</text:span></text:p>
            <text:p><text:span text:style-name="T2">引いたくじは戻さずに</text:span><text:span text:style-name="T2">2</text:span><text:span text:style-name="T2">回連続でくじを引くとき、</text:span></text:p>
            <text:p><text:span text:style-name="T2">2</text:span><text:span text:style-name="T2">回とも当たる確率は？</text:span></text:p>
          </draw:text-box>
        </draw:frame>
        <draw:custom-shape draw:style-name="gr13" draw:text-style-name="P19" draw:layer="layout" svg:width="6.5cm" svg:height="4cm" svg:x="2.5cm" svg:y="10.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1.5cm" svg:height="1.5cm" svg:x="2.7cm" svg:y="11.1cm">
          <text:p text:style-name="P20"><text:span text:style-name="T10">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1.5cm" svg:height="1.5cm" svg:x="4.2cm" svg:y="12.6cm">
          <text:p text:style-name="P20"><text:span text:style-name="T10">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1.5cm" svg:height="1.5cm" svg:x="7cm" svg:y="11.1cm">
          <text:p text:style-name="P20"><text:span text:style-name="T10">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2" draw:layer="layout" svg:width="1.5cm" svg:height="1.5cm" svg:x="6.5cm" svg:y="12.6cm">
          <text:p text:style-name="P20"><text:span text:style-name="T10">は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2" draw:layer="layout" svg:width="1.5cm" svg:height="1.5cm" svg:x="5cm" svg:y="11.1cm">
          <text:p text:style-name="P20"><text:span text:style-name="T10">は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9" draw:layer="layout" svg:width="6.5cm" svg:height="4cm" svg:x="11cm" svg:y="10.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1.5cm" svg:height="1.5cm" svg:x="11.2cm" svg:y="11.1cm">
          <text:p text:style-name="P20"><text:span text:style-name="T10">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1.5cm" svg:height="1.5cm" svg:x="12.7cm" svg:y="12.6cm">
          <text:p text:style-name="P20"><text:span text:style-name="T10">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4" draw:layer="layout" svg:width="1.5cm" svg:height="1.5cm" svg:x="15.5cm" svg:y="11.1cm">
          <text:p text:style-name="P23"><text:span text:style-name="T11">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2" draw:layer="layout" svg:width="1.5cm" svg:height="1.5cm" svg:x="15cm" svg:y="12.6cm">
          <text:p text:style-name="P20"><text:span text:style-name="T10">は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2" draw:layer="layout" svg:width="1.5cm" svg:height="1.5cm" svg:x="13.5cm" svg:y="11.1cm">
          <text:p text:style-name="P20"><text:span text:style-name="T10">は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4.5cm" svg:height="1.479cm" svg:x="2.5cm" svg:y="8.821cm">
          <draw:text-box>
            <text:p><text:span text:style-name="T2">１回目</text:span></text:p>
          </draw:text-box>
        </draw:frame>
        <draw:frame draw:style-name="gr2" draw:text-style-name="P3" draw:layer="layout" svg:width="4.5cm" svg:height="1.479cm" svg:x="11.1cm" svg:y="8.821cm">
          <draw:text-box>
            <text:p><text:span text:style-name="T2">２回目</text:span></text:p>
          </draw:text-box>
        </draw:frame>
        <draw:frame draw:style-name="gr2" draw:text-style-name="P3" draw:layer="layout" svg:width="6cm" svg:height="1.479cm" svg:x="2cm" svg:y="15.021cm">
          <draw:text-box>
            <text:p><text:span text:style-name="T2">あたりの確率</text:span></text:p>
          </draw:text-box>
        </draw:frame>
        <draw:frame draw:style-name="gr2" draw:text-style-name="P3" draw:layer="layout" svg:width="6cm" svg:height="1.479cm" svg:x="11cm" svg:y="15.021cm">
          <draw:text-box>
            <text:p><text:span text:style-name="T2">あたりの確率</text:span></text:p>
          </draw:text-box>
        </draw:frame>
        <draw:frame draw:style-name="gr9" draw:text-style-name="P12" draw:layer="layout" svg:width="3.418cm" svg:height="1.629cm" svg:x="3.582cm" svg:y="16.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3">
          <draw:page-thumbnail draw:style-name="gr4" draw:layer="layout" svg:width="19.798cm" svg:height="11.136cm" svg:x="0.6cm" svg:y="2.257cm" draw:page-number="8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標準" presentation:presentation-page-layout-name="AL2T19">
        <draw:custom-shape draw:style-name="gr12" draw:text-style-name="P17" draw:layer="layout" svg:width="20.9cm" svg:height="5cm" svg:x="0.5cm" svg:y="3.5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presentation:style-name="pr3" draw:layer="layout" svg:width="26.5cm" svg:height="2.5cm" svg:x="0.5cm" svg:y="0.499cm" presentation:class="title" presentation:user-transformed="true">
          <draw:text-box>
            <text:p>例題<text:span text:style-name="T9">20</text:span></text:p>
          </draw:text-box>
        </draw:frame>
        <draw:frame draw:style-name="gr2" draw:text-style-name="P3" draw:layer="layout" svg:width="26.5cm" svg:height="3.935cm" svg:x="1.1cm" svg:y="3.921cm">
          <draw:text-box>
            <text:p><text:span text:style-name="T2">5</text:span><text:span text:style-name="T2">本中</text:span><text:span text:style-name="T2">3</text:span><text:span text:style-name="T2">本が当たりくじ。</text:span></text:p>
            <text:p><text:span text:style-name="T2">引いたくじは戻さずに</text:span><text:span text:style-name="T2">2</text:span><text:span text:style-name="T2">回連続でくじを引くとき、</text:span></text:p>
            <text:p><text:span text:style-name="T2">2</text:span><text:span text:style-name="T2">回とも当たる確率は？</text:span></text:p>
          </draw:text-box>
        </draw:frame>
        <draw:custom-shape draw:style-name="gr13" draw:text-style-name="P19" draw:layer="layout" svg:width="6.5cm" svg:height="4cm" svg:x="2.5cm" svg:y="10.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1.5cm" svg:height="1.5cm" svg:x="2.7cm" svg:y="11.1cm">
          <text:p text:style-name="P20"><text:span text:style-name="T10">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1.5cm" svg:height="1.5cm" svg:x="4.2cm" svg:y="12.6cm">
          <text:p text:style-name="P20"><text:span text:style-name="T10">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1.5cm" svg:height="1.5cm" svg:x="7cm" svg:y="11.1cm">
          <text:p text:style-name="P20"><text:span text:style-name="T10">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2" draw:layer="layout" svg:width="1.5cm" svg:height="1.5cm" svg:x="6.5cm" svg:y="12.6cm">
          <text:p text:style-name="P20"><text:span text:style-name="T10">は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2" draw:layer="layout" svg:width="1.5cm" svg:height="1.5cm" svg:x="5cm" svg:y="11.1cm">
          <text:p text:style-name="P20"><text:span text:style-name="T10">は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9" draw:layer="layout" svg:width="6.5cm" svg:height="4cm" svg:x="11cm" svg:y="10.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1.5cm" svg:height="1.5cm" svg:x="11.2cm" svg:y="11.1cm">
          <text:p text:style-name="P20"><text:span text:style-name="T10">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1.5cm" svg:height="1.5cm" svg:x="12.7cm" svg:y="12.6cm">
          <text:p text:style-name="P20"><text:span text:style-name="T10">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4" draw:layer="layout" svg:width="1.5cm" svg:height="1.5cm" svg:x="15.5cm" svg:y="11.1cm">
          <text:p text:style-name="P23"><text:span text:style-name="T11">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2" draw:layer="layout" svg:width="1.5cm" svg:height="1.5cm" svg:x="15cm" svg:y="12.6cm">
          <text:p text:style-name="P20"><text:span text:style-name="T10">は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2" draw:layer="layout" svg:width="1.5cm" svg:height="1.5cm" svg:x="13.5cm" svg:y="11.1cm">
          <text:p text:style-name="P20"><text:span text:style-name="T10">は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4.5cm" svg:height="1.479cm" svg:x="2.5cm" svg:y="8.821cm">
          <draw:text-box>
            <text:p><text:span text:style-name="T2">１回目</text:span></text:p>
          </draw:text-box>
        </draw:frame>
        <draw:frame draw:style-name="gr2" draw:text-style-name="P3" draw:layer="layout" svg:width="4.5cm" svg:height="1.479cm" svg:x="11.1cm" svg:y="8.821cm">
          <draw:text-box>
            <text:p><text:span text:style-name="T2">２回目</text:span></text:p>
          </draw:text-box>
        </draw:frame>
        <draw:frame draw:style-name="gr2" draw:text-style-name="P3" draw:layer="layout" svg:width="6cm" svg:height="1.479cm" svg:x="2cm" svg:y="15.021cm">
          <draw:text-box>
            <text:p><text:span text:style-name="T2">あたりの確率</text:span></text:p>
          </draw:text-box>
        </draw:frame>
        <draw:frame draw:style-name="gr2" draw:text-style-name="P3" draw:layer="layout" svg:width="6cm" svg:height="1.479cm" svg:x="11cm" svg:y="15.021cm">
          <draw:text-box>
            <text:p><text:span text:style-name="T2">あたりの確率</text:span></text:p>
          </draw:text-box>
        </draw:frame>
        <draw:frame draw:style-name="gr9" draw:text-style-name="P12" draw:layer="layout" svg:width="3.418cm" svg:height="1.629cm" svg:x="3.582cm" svg:y="16.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ustom-shape draw:style-name="gr17" draw:text-style-name="P26" draw:layer="layout" svg:width="7.5cm" svg:height="4cm" svg:x="6.1cm" svg:y="17cm">
          <text:p text:style-name="P25"><text:span text:style-name="T12">1</text:span><text:span text:style-name="T12">回目で当たるという条件のもとで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4703.3195573923 -4389.1027243189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9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標準" presentation:presentation-page-layout-name="AL2T19">
        <draw:custom-shape draw:style-name="gr12" draw:text-style-name="P17" draw:layer="layout" svg:width="20.9cm" svg:height="5cm" svg:x="0.5cm" svg:y="3.5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presentation:style-name="pr3" draw:layer="layout" svg:width="26.5cm" svg:height="2.5cm" svg:x="0.5cm" svg:y="0.499cm" presentation:class="title" presentation:user-transformed="true">
          <draw:text-box>
            <text:p>例題<text:span text:style-name="T9">20</text:span></text:p>
          </draw:text-box>
        </draw:frame>
        <draw:frame draw:style-name="gr2" draw:text-style-name="P3" draw:layer="layout" svg:width="26.5cm" svg:height="3.935cm" svg:x="1.1cm" svg:y="3.921cm">
          <draw:text-box>
            <text:p><text:span text:style-name="T2">5</text:span><text:span text:style-name="T2">本中</text:span><text:span text:style-name="T2">3</text:span><text:span text:style-name="T2">本が当たりくじ。</text:span></text:p>
            <text:p><text:span text:style-name="T2">引いたくじは戻さずに</text:span><text:span text:style-name="T2">2</text:span><text:span text:style-name="T2">回連続でくじを引くとき、</text:span></text:p>
            <text:p><text:span text:style-name="T2">2</text:span><text:span text:style-name="T2">回とも当たる確率は？</text:span></text:p>
          </draw:text-box>
        </draw:frame>
        <draw:custom-shape draw:style-name="gr13" draw:text-style-name="P19" draw:layer="layout" svg:width="6.5cm" svg:height="4cm" svg:x="2.5cm" svg:y="10.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1.5cm" svg:height="1.5cm" svg:x="2.7cm" svg:y="11.1cm">
          <text:p text:style-name="P20"><text:span text:style-name="T10">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1.5cm" svg:height="1.5cm" svg:x="4.2cm" svg:y="12.6cm">
          <text:p text:style-name="P20"><text:span text:style-name="T10">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1.5cm" svg:height="1.5cm" svg:x="7cm" svg:y="11.1cm">
          <text:p text:style-name="P20"><text:span text:style-name="T10">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2" draw:layer="layout" svg:width="1.5cm" svg:height="1.5cm" svg:x="6.5cm" svg:y="12.6cm">
          <text:p text:style-name="P20"><text:span text:style-name="T10">は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2" draw:layer="layout" svg:width="1.5cm" svg:height="1.5cm" svg:x="5cm" svg:y="11.1cm">
          <text:p text:style-name="P20"><text:span text:style-name="T10">は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9" draw:layer="layout" svg:width="6.5cm" svg:height="4cm" svg:x="11cm" svg:y="10.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1.5cm" svg:height="1.5cm" svg:x="11.2cm" svg:y="11.1cm">
          <text:p text:style-name="P20"><text:span text:style-name="T10">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1.5cm" svg:height="1.5cm" svg:x="12.7cm" svg:y="12.6cm">
          <text:p text:style-name="P20"><text:span text:style-name="T10">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4" draw:layer="layout" svg:width="1.5cm" svg:height="1.5cm" svg:x="15.5cm" svg:y="11.1cm">
          <text:p text:style-name="P23"><text:span text:style-name="T11">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2" draw:layer="layout" svg:width="1.5cm" svg:height="1.5cm" svg:x="15cm" svg:y="12.6cm">
          <text:p text:style-name="P20"><text:span text:style-name="T10">は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2" draw:layer="layout" svg:width="1.5cm" svg:height="1.5cm" svg:x="13.5cm" svg:y="11.1cm">
          <text:p text:style-name="P20"><text:span text:style-name="T10">は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4.5cm" svg:height="1.479cm" svg:x="2.5cm" svg:y="8.821cm">
          <draw:text-box>
            <text:p><text:span text:style-name="T2">１回目</text:span></text:p>
          </draw:text-box>
        </draw:frame>
        <draw:frame draw:style-name="gr2" draw:text-style-name="P3" draw:layer="layout" svg:width="4.5cm" svg:height="1.479cm" svg:x="11.1cm" svg:y="8.821cm">
          <draw:text-box>
            <text:p><text:span text:style-name="T2">２回目</text:span></text:p>
          </draw:text-box>
        </draw:frame>
        <draw:frame draw:style-name="gr2" draw:text-style-name="P3" draw:layer="layout" svg:width="6cm" svg:height="1.479cm" svg:x="2cm" svg:y="15.021cm">
          <draw:text-box>
            <text:p><text:span text:style-name="T2">あたりの確率</text:span></text:p>
          </draw:text-box>
        </draw:frame>
        <draw:frame draw:style-name="gr2" draw:text-style-name="P3" draw:layer="layout" svg:width="6cm" svg:height="1.479cm" svg:x="11cm" svg:y="15.021cm">
          <draw:text-box>
            <text:p><text:span text:style-name="T2">あたりの確率</text:span></text:p>
          </draw:text-box>
        </draw:frame>
        <draw:frame draw:style-name="gr9" draw:text-style-name="P12" draw:layer="layout" svg:width="3.418cm" svg:height="1.629cm" svg:x="3.582cm" svg:y="16.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9" draw:text-style-name="P12" draw:layer="layout" svg:width="3.812cm" svg:height="1.692cm" svg:x="13cm" svg:y="16.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custom-shape draw:style-name="gr17" draw:text-style-name="P26" draw:layer="layout" svg:width="7.5cm" svg:height="4cm" svg:x="6.1cm" svg:y="17cm">
          <text:p text:style-name="P25"><text:span text:style-name="T12">1</text:span><text:span text:style-name="T12">回目で当たるという条件のもとで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4703.3195573923 -4389.1027243189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10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標準" presentation:presentation-page-layout-name="AL2T19">
        <draw:custom-shape draw:style-name="gr18" draw:text-style-name="P27" draw:layer="layout" svg:width="9.4cm" svg:height="6.5cm" svg:x="18.5cm" svg:y="14.2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2" draw:text-style-name="P17" draw:layer="layout" svg:width="20.9cm" svg:height="5cm" svg:x="0.5cm" svg:y="3.5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presentation:style-name="pr3" draw:layer="layout" svg:width="26.5cm" svg:height="2.5cm" svg:x="0.5cm" svg:y="0.499cm" presentation:class="title" presentation:user-transformed="true">
          <draw:text-box>
            <text:p>例題<text:span text:style-name="T9">20</text:span></text:p>
          </draw:text-box>
        </draw:frame>
        <draw:frame draw:style-name="gr2" draw:text-style-name="P3" draw:layer="layout" svg:width="26.5cm" svg:height="3.935cm" svg:x="1.1cm" svg:y="3.921cm">
          <draw:text-box>
            <text:p><text:span text:style-name="T2">5</text:span><text:span text:style-name="T2">本中</text:span><text:span text:style-name="T2">3</text:span><text:span text:style-name="T2">本が当たりくじ。</text:span></text:p>
            <text:p><text:span text:style-name="T2">引いたくじは戻さずに</text:span><text:span text:style-name="T2">2</text:span><text:span text:style-name="T2">回連続でくじを引くとき、</text:span></text:p>
            <text:p><text:span text:style-name="T2">2</text:span><text:span text:style-name="T2">回とも当たる確率は？</text:span></text:p>
          </draw:text-box>
        </draw:frame>
        <draw:custom-shape draw:style-name="gr13" draw:text-style-name="P19" draw:layer="layout" svg:width="6.5cm" svg:height="4cm" svg:x="2.5cm" svg:y="10.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1.5cm" svg:height="1.5cm" svg:x="2.7cm" svg:y="11.1cm">
          <text:p text:style-name="P20"><text:span text:style-name="T10">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1.5cm" svg:height="1.5cm" svg:x="4.2cm" svg:y="12.6cm">
          <text:p text:style-name="P20"><text:span text:style-name="T10">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1.5cm" svg:height="1.5cm" svg:x="7cm" svg:y="11.1cm">
          <text:p text:style-name="P20"><text:span text:style-name="T10">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2" draw:layer="layout" svg:width="1.5cm" svg:height="1.5cm" svg:x="6.5cm" svg:y="12.6cm">
          <text:p text:style-name="P20"><text:span text:style-name="T10">は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2" draw:layer="layout" svg:width="1.5cm" svg:height="1.5cm" svg:x="5cm" svg:y="11.1cm">
          <text:p text:style-name="P20"><text:span text:style-name="T10">は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9" draw:layer="layout" svg:width="6.5cm" svg:height="4cm" svg:x="11cm" svg:y="10.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1.5cm" svg:height="1.5cm" svg:x="11.2cm" svg:y="11.1cm">
          <text:p text:style-name="P20"><text:span text:style-name="T10">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1.5cm" svg:height="1.5cm" svg:x="12.7cm" svg:y="12.6cm">
          <text:p text:style-name="P20"><text:span text:style-name="T10">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4" draw:layer="layout" svg:width="1.5cm" svg:height="1.5cm" svg:x="15.5cm" svg:y="11.1cm">
          <text:p text:style-name="P23"><text:span text:style-name="T11">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2" draw:layer="layout" svg:width="1.5cm" svg:height="1.5cm" svg:x="15cm" svg:y="12.6cm">
          <text:p text:style-name="P20"><text:span text:style-name="T10">は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2" draw:layer="layout" svg:width="1.5cm" svg:height="1.5cm" svg:x="13.5cm" svg:y="11.1cm">
          <text:p text:style-name="P20"><text:span text:style-name="T10">は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4.5cm" svg:height="1.479cm" svg:x="2.5cm" svg:y="8.821cm">
          <draw:text-box>
            <text:p><text:span text:style-name="T2">１回目</text:span></text:p>
          </draw:text-box>
        </draw:frame>
        <draw:frame draw:style-name="gr2" draw:text-style-name="P3" draw:layer="layout" svg:width="4.5cm" svg:height="1.479cm" svg:x="11.1cm" svg:y="8.821cm">
          <draw:text-box>
            <text:p><text:span text:style-name="T2">２回目</text:span></text:p>
          </draw:text-box>
        </draw:frame>
        <draw:frame draw:style-name="gr2" draw:text-style-name="P3" draw:layer="layout" svg:width="6cm" svg:height="1.479cm" svg:x="2cm" svg:y="15.021cm">
          <draw:text-box>
            <text:p><text:span text:style-name="T2">あたりの確率</text:span></text:p>
          </draw:text-box>
        </draw:frame>
        <draw:frame draw:style-name="gr2" draw:text-style-name="P3" draw:layer="layout" svg:width="6cm" svg:height="1.479cm" svg:x="11cm" svg:y="15.021cm">
          <draw:text-box>
            <text:p><text:span text:style-name="T2">あたりの確率</text:span></text:p>
          </draw:text-box>
        </draw:frame>
        <draw:frame draw:style-name="gr9" draw:text-style-name="P12" draw:layer="layout" svg:width="3.418cm" svg:height="1.629cm" svg:x="3.582cm" svg:y="16.5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9" draw:text-style-name="P12" draw:layer="layout" svg:width="3.812cm" svg:height="1.692cm" svg:x="13cm" svg:y="16.5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custom-shape draw:style-name="gr17" draw:text-style-name="P26" draw:layer="layout" svg:width="7.5cm" svg:height="4cm" svg:x="6.1cm" svg:y="17cm">
          <text:p text:style-name="P25"><text:span text:style-name="T12">1</text:span><text:span text:style-name="T12">回目で当たるという条件のもとで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4703.3195573923 -4389.1027243189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9" draw:text-style-name="P12" draw:layer="layout" svg:width="8.389cm" svg:height="1.035cm" svg:x="18.8cm" svg:y="16.565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9" draw:text-style-name="P12" draw:layer="layout" svg:width="4.816cm" svg:height="1.692cm" svg:x="22cm" svg:y="17.908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9" draw:text-style-name="P29" draw:layer="layout" svg:width="8cm" svg:height="2.707cm" svg:x="18.7cm" svg:y="14.721cm">
          <draw:text-box>
            <text:p text:style-name="P28"><text:span text:style-name="T13">確率の乗法定理</text:span></text:p>
          </draw:text-box>
        </draw:frame>
        <presentation:notes draw:style-name="dp3">
          <draw:page-thumbnail draw:style-name="gr4" draw:layer="layout" svg:width="19.798cm" svg:height="11.136cm" svg:x="0.6cm" svg:y="2.257cm" draw:page-number="11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標準" presentation:presentation-page-layout-name="AL2T19">
        <draw:frame presentation:style-name="pr3" draw:layer="layout" svg:width="26.5cm" svg:height="2.5cm" svg:x="0.5cm" svg:y="0.5cm" presentation:class="title">
          <draw:text-box>
            <text:p>まとめ</text:p>
          </draw:text-box>
        </draw:frame>
        <draw:frame draw:style-name="gr9" draw:text-style-name="P12" draw:layer="layout" svg:width="13.477cm" svg:height="1.685cm" svg:x="6.023cm" svg:y="9.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" draw:text-style-name="P31" draw:layer="layout" svg:width="26.5cm" svg:height="1.889cm" svg:x="1cm" svg:y="5.222cm">
          <draw:text-box>
            <text:p text:style-name="P30"><text:span text:style-name="T14">確率の乗法定理</text:span></text:p>
          </draw:text-box>
        </draw:frame>
        <draw:frame draw:style-name="gr2" draw:text-style-name="P32" draw:layer="layout" svg:width="26.5cm" svg:height="1.479cm" svg:x="0.5cm" svg:y="7.4cm">
          <draw:text-box>
            <text:p text:style-name="P10"><text:span text:style-name="T15">２つの事象</text:span><text:span text:style-name="T16">A</text:span><text:span text:style-name="T17">,</text:span><text:span text:style-name="T16"> B </text:span><text:span text:style-name="T15">がともに起こる確率：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JP Black" svg:font-family="'Noto Sans CJK JP Black'" style:font-family-generic="swiss" style:font-pitch="variable"/>
    <style:font-face style:name="Noto Sans CJK JP Medium" svg:font-family="'Noto Sans CJK JP Medium'" style:font-family-generic="swiss" style:font-pitch="variable"/>
    <style:font-face style:name="Noto Sans CJK JP1" svg:font-family="'Noto Sans CJK JP'" style:font-family-generic="swiss" style:font-pitch="variable"/>
    <style:font-face style:name="Noto Sans CJK KR Black" svg:font-family="'Noto Sans CJK KR Black'" style:font-family-generic="swiss" style:font-pitch="variable"/>
    <style:font-face style:name="Noto Serif CJK JP" svg:font-family="'Noto Serif CJK JP'" style:font-family-generic="swiss" style:font-pitch="variable"/>
    <style:font-face style:name="Noto Serif CJK JP1" svg:font-family="'Noto Serif CJK JP'" style:font-family-generic="roman" style:font-pitch="variable"/>
    <style:font-face style:name="Noto Serif CJK JP2" svg:font-family="'Noto Serif CJK JP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oto Serif CJK JP1" fo:font-size="24pt" fo:language="en" fo:country="US" style:font-name-asian="Noto Serif CJK JP2" style:font-size-asian="24pt" style:language-asian="ja" style:country-asian="JP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>
        <text:list-style style:name="標準-backgroundobjects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bullet text:level="2" text:bullet-char="✤">
            <style:list-level-properties text:space-before="1.5cm" text:min-label-width="0.9cm"/>
            <style:text-properties fo:font-family="OpenSymbol" style:font-style-name="Regular" style:font-charset="x-symbol" fo:color="#999999" fo:font-size="11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style:letter-kerning="true" fo:hyphenate="false" loext:hyphenation-no-caps="fals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2a6099" loext:opacity="100%" style:text-outline="false" style:text-line-through-style="none" style:text-line-through-type="none" style:font-name="Noto Sans CJK JP Black" fo:font-family="'Noto Sans CJK JP Black'" style:font-family-generic="swiss" style:font-pitch="variable" fo:font-size="42.7000007629395pt" fo:font-style="normal" fo:text-shadow="none" style:text-underline-style="none" fo:font-weight="normal" style:letter-kerning="true" fo:background-color="transparent" style:font-name-asian="Noto Sans CJK JP Black" style:font-family-asian="'Noto Sans CJK JP Black'" style:font-family-generic-asian="swiss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.533cm" fo:margin-bottom="0cm" fo:text-indent="0cm"/>
      <style:text-properties fo:color="#000000" loext:opacity="100%" style:font-name="Noto Sans CJK JP Medium" fo:font-family="'Noto Sans CJK JP Medium'" style:font-family-generic="swiss" style:font-pitch="variable" fo:font-size="24pt" style:font-name-asian="Noto Sans CJK JP Medium" style:font-family-asian="'Noto Sans CJK JP Medium'" style:font-family-generic-asian="swiss" style:font-pitch-asian="variable" style:font-size-asian="24pt" style:font-size-complex="24pt"/>
    </style:style>
    <style:style style:name="標準-outline3" style:family="presentation" style:parent-style-name="標準-outline2">
      <style:paragraph-properties fo:margin-left="0cm" fo:margin-right="0cm" fo:margin-top="0.399cm" fo:margin-bottom="0cm" fo:text-indent="0cm"/>
      <style:text-properties fo:color="#000000" loext:opacity="100%" style:font-name="Noto Sans CJK JP Medium" fo:font-family="'Noto Sans CJK JP Medium'" style:font-family-generic="swiss" style:font-pitch="variable" fo:font-size="32pt" style:font-name-asian="Noto Sans CJK JP Medium" style:font-family-asian="'Noto Sans CJK JP Medium'" style:font-family-generic-asian="swiss" style:font-pitch-asian="variable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.266cm" fo:margin-bottom="0cm" fo:text-indent="0cm"/>
      <style:text-properties fo:color="#000000" loext:opacity="100%" style:font-name="Noto Sans CJK JP Medium" fo:font-family="'Noto Sans CJK JP Medium'" style:font-family-generic="swiss" style:font-pitch="variable" fo:font-size="26.7000007629395pt" style:font-name-asian="Noto Sans CJK JP Medium" style:font-family-asian="'Noto Sans CJK JP Medium'" style:font-family-generic-asian="swiss" style:font-pitch-asian="variable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.133cm" fo:margin-bottom="0cm" fo:text-indent="0cm"/>
      <style:text-properties fo:color="#000000" loext:opacity="100%" style:font-name="Noto Sans CJK JP Medium" fo:font-family="'Noto Sans CJK JP Medium'" style:font-family-generic="swiss" style:font-pitch="variable" fo:font-size="26.7000007629395pt" style:font-name-asian="Noto Sans CJK JP Medium" style:font-family-asian="'Noto Sans CJK JP Medium'" style:font-family-generic-asian="swiss" style:font-pitch-asian="variable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.133cm" fo:margin-bottom="0cm" fo:text-indent="0cm"/>
      <style:text-properties fo:color="#000000" loext:opacity="100%" style:font-name="Noto Sans CJK JP Medium" fo:font-family="'Noto Sans CJK JP Medium'" style:font-family-generic="swiss" style:font-pitch="variable" fo:font-size="26.7000007629395pt" style:font-name-asian="Noto Sans CJK JP Medium" style:font-family-asian="'Noto Sans CJK JP Medium'" style:font-family-generic-asian="swiss" style:font-pitch-asian="variable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.133cm" fo:margin-bottom="0cm" fo:text-indent="0cm"/>
      <style:text-properties fo:color="#000000" loext:opacity="100%" style:font-name="Noto Sans CJK JP Medium" fo:font-family="'Noto Sans CJK JP Medium'" style:font-family-generic="swiss" style:font-pitch="variable" fo:font-size="26.7000007629395pt" style:font-name-asian="Noto Sans CJK JP Medium" style:font-family-asian="'Noto Sans CJK JP Medium'" style:font-family-generic-asian="swiss" style:font-pitch-asian="variable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 CJK JP Black" fo:font-family="'Noto Sans CJK JP Black'" style:font-family-generic="swiss" style:font-pitch="variable" fo:font-size="58.5999984741211pt" fo:font-style="normal" fo:text-shadow="none" style:text-underline-style="none" fo:font-weight="normal" style:letter-kerning="true" fo:background-color="transparent" style:font-name-asian="Noto Sans CJK JP Black" style:font-family-asian="'Noto Sans CJK JP Black'" style:font-family-generic-asian="swiss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標準-title">
      <style:graphic-properties draw:auto-grow-height="false" fo:min-height="2.63cm"/>
      <style:paragraph-properties style:writing-mode="lr-tb"/>
    </style:style>
    <style:style style:name="Mpr2" style:family="presentation" style:parent-style-name="標準-outline1" style:list-style-name="ML3">
      <style:graphic-properties fo:min-height="9.135cm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標準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標準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text-properties fo:hyphenate="false" loext:hyphenation-no-caps="false"/>
    </style:style>
    <style:style style:name="MP7" style:family="paragraph">
      <style:paragraph-properties style:writing-mode="lr-tb"/>
      <style:text-properties fo:hyphenate="false" loext:hyphenation-no-caps="false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8pt" style:font-size-asian="22pt" style:font-size-complex="2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✤">
        <style:list-level-properties text:space-before="1.5cm" text:min-label-width="0.9cm"/>
        <style:text-properties fo:font-family="OpenSymbol" style:font-style-name="Regular" style:font-charset="x-symbol" fo:color="#999999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Mpr1" draw:text-style-name="MP5" draw:layer="backgroundobjects" svg:width="26.5cm" svg:height="2.5cm" svg:x="0.5cm" svg:y="0.5cm" presentation:class="title">
        <draw:text-box>
          <text:p>クリックしてタイトルテキストを編集</text:p>
        </draw:text-box>
      </draw:frame>
      <draw:frame presentation:style-name="Mpr2" draw:text-style-name="MP7" draw:layer="backgroundobjects" svg:width="26.5cm" svg:height="17cm" svg:x="0.5cm" svg:y="3.5cm" presentation:class="outline">
        <draw:text-box>
          <text:list text:style-name="ML2">
            <text:list-item>
              <text:p text:style-name="MP6">クリックしてアウトラインのテキストを編集</text:p>
              <text:list>
                <text:list-item>
                  <text:p text:style-name="MP6"><text:span text:style-name="MT2">2</text:span><text:span text:style-name="MT2">レベル目のアウトライン</text:span></text:p>
                  <text:list>
                    <text:list-item>
                      <text:p text:style-name="MP6">3レベル目のアウトライン</text:p>
                      <text:list>
                        <text:list-item>
                          <text:p text:style-name="MP6">4レベル目のアウトライン</text:p>
                          <text:list>
                            <text:list-item>
                              <text:p text:style-name="MP6">5レベル目のアウトライン</text:p>
                              <text:list>
                                <text:list-item>
                                  <text:p text:style-name="MP6">6レベル目のアウトライン</text:p>
                                  <text:list>
                                    <text:list-item>
                                      <text:p text:style-name="MP6"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7cm" svg:x="1.301cm" svg:y="21.5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9" draw:layer="backgroundobjects" svg:width="8.875cm" svg:height="1.447cm" svg:x="9.477cm" svg:y="21.5cm" presentation:class="footer">
        <draw:text-box>
          <text:p text:style-name="MP8"><text:span text:style-name="MT1"><presentation:footer/></text:span></text:p>
        </draw:text-box>
      </draw:frame>
      <draw:frame presentation:style-name="Mpr3" draw:text-style-name="MP4" draw:layer="backgroundobjects" svg:width="6.523cm" svg:height="1.447cm" svg:x="19.977cm" svg:y="21.5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21T13:12:18.173623038</meta:creation-date>
    <meta:editing-duration>PT16M48S</meta:editing-duration>
    <meta:editing-cycles>8</meta:editing-cycles>
    <meta:generator>LibreOffice/7.3.7.2$Linux_X86_64 LibreOffice_project/30$Build-2</meta:generator>
    <dc:title>japanese_4x3</dc:title>
    <dc:date>2023-09-21T13:49:37.849395209</dc:date>
    <meta:document-statistic meta:object-count="197"/>
  </office:meta>
</office:document-meta>
</file>

<file path=Object 1/content.xml><?xml version="1.0" encoding="utf-8"?>
<math xmlns="http://www.w3.org/1998/Math/MathML" display="block">
  <semantics>
    <mrow>
      <msub>
        <mi>P</mi>
        <mi>A</mi>
      </msub>
      <mrow>
        <mrow>
          <mo fence="true" form="prefix" stretchy="false">(</mo>
          <mrow>
            <mi>B</mi>
          </mrow>
          <mo fence="true" form="postfix" stretchy="false">)</mo>
        </mrow>
        <mo stretchy="false">=</mo>
        <mfrac>
          <mrow>
            <mi>P</mi>
            <mrow>
              <mo fence="true" form="prefix" stretchy="false">(</mo>
              <mrow>
                <mrow>
                  <mi>A</mi>
                  <mo stretchy="false">∪</mo>
                  <mi>B</mi>
                </mrow>
              </mrow>
              <mo fence="true" form="postfix" stretchy="false">)</mo>
            </mrow>
          </mrow>
          <mrow>
            <mi>P</mi>
            <mrow>
              <mo fence="true" form="prefix" stretchy="false">(</mo>
              <mrow>
                <mi>A</mi>
              </mrow>
              <mo fence="true" form="postfix" stretchy="false">)</mo>
            </mrow>
          </mrow>
        </mfrac>
      </mrow>
    </mrow>
    <annotation encoding="StarMath 5.0">P_A (B) = { P( A union B ) } over { P (A) }</annotation>
  </semantics>
</math>
</file>

<file path=Object 10/content.xml><?xml version="1.0" encoding="utf-8"?>
<math xmlns="http://www.w3.org/1998/Math/MathML" display="block">
  <semantics>
    <mrow>
      <msub>
        <mi>P</mi>
        <mi>A</mi>
      </msub>
      <mrow>
        <mrow>
          <mo fence="true" form="prefix" stretchy="false">(</mo>
          <mrow>
            <mi>B</mi>
          </mrow>
          <mo fence="true" form="postfix" stretchy="false">)</mo>
        </mrow>
        <mo stretchy="false">=</mo>
        <mfrac>
          <mn>2</mn>
          <mn>4</mn>
        </mfrac>
      </mrow>
    </mrow>
    <annotation encoding="StarMath 5.0">P_A (B) = 2 over 4</annotation>
  </semantics>
</math>
</file>

<file path=Object 13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frac>
          <mn>3</mn>
          <mn>5</mn>
        </mfrac>
      </mrow>
    </mrow>
    <annotation encoding="StarMath 5.0">P(A) = 3 over 5</annotation>
  </semantics>
</math>
</file>

<file path=Object 14/content.xml><?xml version="1.0" encoding="utf-8"?>
<math xmlns="http://www.w3.org/1998/Math/MathML" display="block">
  <semantics>
    <mrow>
      <msub>
        <mi>P</mi>
        <mi>A</mi>
      </msub>
      <mrow>
        <mrow>
          <mo fence="true" form="prefix" stretchy="false">(</mo>
          <mrow>
            <mi>B</mi>
          </mrow>
          <mo fence="true" form="postfix" stretchy="false">)</mo>
        </mrow>
        <mo stretchy="false">=</mo>
        <mfrac>
          <mn>2</mn>
          <mn>4</mn>
        </mfrac>
      </mrow>
    </mrow>
    <annotation encoding="StarMath 5.0">P_A (B) = 2 over 4</annotation>
  </semantics>
</math>
</file>

<file path=Object 15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A</mi>
              <mo stretchy="false">∪</mo>
              <mi>B</mi>
            </mrow>
          </mrow>
          <mo fence="true" form="postfix" stretchy="false">)</mo>
        </mrow>
        <mo stretchy="false">=</mo>
        <mi>P</mi>
      </mrow>
      <mrow>
        <mo fence="true" form="prefix" stretchy="false">(</mo>
        <mrow>
          <mi>A</mi>
        </mrow>
        <mo fence="true" form="postfix" stretchy="false">)</mo>
      </mrow>
      <msub>
        <mi>P</mi>
        <mi>A</mi>
      </msub>
      <mrow>
        <mo fence="true" form="prefix" stretchy="false">(</mo>
        <mrow>
          <mi>B</mi>
        </mrow>
        <mo fence="true" form="postfix" stretchy="false">)</mo>
      </mrow>
    </mrow>
    <annotation encoding="StarMath 5.0">P(A union B)  = P(A) P_A (B) </annotation>
  </semantics>
</math>
</file>

<file path=Object 16/content.xml><?xml version="1.0" encoding="utf-8"?>
<math xmlns="http://www.w3.org/1998/Math/MathML" display="block">
  <semantics>
    <mrow>
      <mrow/>
      <mo stretchy="false">=</mo>
      <mrow>
        <mfrac>
          <mn>3</mn>
          <mn>5</mn>
        </mfrac>
        <mo stretchy="false">×</mo>
        <mfrac>
          <mn>2</mn>
          <mn>4</mn>
        </mfrac>
      </mrow>
      <mo stretchy="false">=</mo>
      <mfrac>
        <mn>1</mn>
        <mn>10</mn>
      </mfrac>
    </mrow>
    <annotation encoding="StarMath 5.0">{} = {3 over 5} times {2 over 4} =1 over10</annotation>
  </semantics>
</math>
</file>

<file path=Object 2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frac>
          <mn>3</mn>
          <mn>5</mn>
        </mfrac>
      </mrow>
    </mrow>
    <annotation encoding="StarMath 5.0">P(A) = 3 over 5</annotation>
  </semantics>
</math>
</file>

<file path=Object 4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frac>
          <mn>3</mn>
          <mn>5</mn>
        </mfrac>
      </mrow>
    </mrow>
    <annotation encoding="StarMath 5.0">P(A) = 3 over 5</annotation>
  </semantics>
</math>
</file>

<file path=Object 5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frac>
          <mn>3</mn>
          <mn>5</mn>
        </mfrac>
      </mrow>
    </mrow>
    <annotation encoding="StarMath 5.0">P(A) = 3 over 5</annotation>
  </semantics>
</math>
</file>

<file path=Object 6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frac>
          <mn>3</mn>
          <mn>5</mn>
        </mfrac>
      </mrow>
    </mrow>
    <annotation encoding="StarMath 5.0">P(A) = 3 over 5</annotation>
  </semantics>
</math>
</file>

<file path=Object 7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A</mi>
              <mo stretchy="false">∪</mo>
              <mi>B</mi>
            </mrow>
          </mrow>
          <mo fence="true" form="postfix" stretchy="false">)</mo>
        </mrow>
        <mo stretchy="false">=</mo>
        <mi>P</mi>
      </mrow>
      <mrow>
        <mo fence="true" form="prefix" stretchy="false">(</mo>
        <mrow>
          <mi>A</mi>
        </mrow>
        <mo fence="true" form="postfix" stretchy="false">)</mo>
      </mrow>
      <msub>
        <mi>P</mi>
        <mi>A</mi>
      </msub>
      <mrow>
        <mo fence="true" form="prefix" stretchy="false">(</mo>
        <mrow>
          <mi>B</mi>
        </mrow>
        <mo fence="true" form="postfix" stretchy="false">)</mo>
      </mrow>
    </mrow>
    <annotation encoding="StarMath 5.0">P(A union B)  = P(A) P_A (B) </annotation>
  </semantics>
</math>
</file>

<file path=Object 8/content.xml><?xml version="1.0" encoding="utf-8"?>
<math xmlns="http://www.w3.org/1998/Math/MathML" display="block">
  <semantics>
    <mrow>
      <msub>
        <mi>P</mi>
        <mi>A</mi>
      </msub>
      <mrow>
        <mrow>
          <mo fence="true" form="prefix" stretchy="false">(</mo>
          <mrow>
            <mi>B</mi>
          </mrow>
          <mo fence="true" form="postfix" stretchy="false">)</mo>
        </mrow>
        <mo stretchy="false">=</mo>
        <mfrac>
          <mrow>
            <mi>P</mi>
            <mrow>
              <mo fence="true" form="prefix" stretchy="false">(</mo>
              <mrow>
                <mrow>
                  <mi>A</mi>
                  <mo stretchy="false">∪</mo>
                  <mi>B</mi>
                </mrow>
              </mrow>
              <mo fence="true" form="postfix" stretchy="false">)</mo>
            </mrow>
          </mrow>
          <mrow>
            <mi>P</mi>
            <mrow>
              <mo fence="true" form="prefix" stretchy="false">(</mo>
              <mrow>
                <mi>A</mi>
              </mrow>
              <mo fence="true" form="postfix" stretchy="false">)</mo>
            </mrow>
          </mrow>
        </mfrac>
      </mrow>
    </mrow>
    <annotation encoding="StarMath 5.0">P_A (B) = { P( A union B ) } over { P (A) }</annotation>
  </semantics>
</math>
</file>

<file path=Object 9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A</mi>
              <mo stretchy="false">∪</mo>
              <mi>B</mi>
            </mrow>
          </mrow>
          <mo fence="true" form="postfix" stretchy="false">)</mo>
        </mrow>
        <mo stretchy="false">=</mo>
        <mi>P</mi>
      </mrow>
      <mrow>
        <mo fence="true" form="prefix" stretchy="false">(</mo>
        <mrow>
          <mi>A</mi>
        </mrow>
        <mo fence="true" form="postfix" stretchy="false">)</mo>
      </mrow>
      <msub>
        <mi>P</mi>
        <mi>A</mi>
      </msub>
      <mrow>
        <mo fence="true" form="prefix" stretchy="false">(</mo>
        <mrow>
          <mi>B</mi>
        </mrow>
        <mo fence="true" form="postfix" stretchy="false">)</mo>
      </mrow>
    </mrow>
    <annotation encoding="StarMath 5.0"> P( A union B ) =  P (A) P_A (B)</annotation>
  </semantics>
</math>
</file>